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S Shell DLg" svg:font-family="'MS Shell DLg'"/>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781cm" fo:margin-right="5.336cm" fo:text-indent="0cm" style:auto-text-indent="false"/>
      <style:text-properties style:font-name="Verdana"/>
    </style:style>
    <style:style style:name="P2" style:family="paragraph" style:parent-style-name="Standard">
      <style:paragraph-properties fo:margin-left="0.781cm" fo:margin-right="5.336cm" fo:margin-top="0.176cm" fo:margin-bottom="0.176cm" fo:text-indent="0cm" style:auto-text-indent="false" style:text-autospace="none">
        <style:tab-stops/>
      </style:paragraph-properties>
      <style:text-properties style:use-window-font-color="true" style:font-name="Verdana" fo:font-size="12pt" style:font-name-asian="MS Shell DLg" style:font-size-asian="12pt" style:font-name-complex="MS Shell DLg" style:font-size-complex="12pt"/>
    </style:style>
    <style:style style:name="P3" style:family="paragraph" style:parent-style-name="Standard">
      <style:paragraph-properties fo:margin-left="0cm" fo:margin-right="5.336cm" fo:text-indent="0cm" style:auto-text-indent="false"/>
      <style:text-properties style:font-name="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the public masturbating ninja struck, nobody seen him coming.</text:p>
      <text:p text:style-name="P1"/>
      <text:p text:style-name="P1">I seen a stop sign that had the word "Racism" spray painted on it. So it said "Stop Racism" As if someone would see it, and say of course! I will stop racism! I have to. It's my calling. I need to get to work! And then they got hit by a car because they didn't stop.</text:p>
      <text:p text:style-name="P1"/>
      <text:p text:style-name="P1">When blind people buy their food from vending machines, they cross their fingers for good luck.</text:p>
      <text:p text:style-name="P1"/>
      <text:p text:style-name="P1">I once saw a commercial for antidepressants where it said that two of the side effects of the drugs are urge to gamble and unusual sexual arousal. <text:s/>You get extremely horny, lose all your money at blackjack so you can't afford to pay for the hooker your horny pilled up ass so desperately craves. <text:s/>Aren't the side effects worse than the depression? <text:s/>Besides those side effects are so random they don't even make any sense. <text:s/>It's like if you took some halls for a cold and you had an unusual craving to beat someone to death with a cue ball sock and dip your testicles in custard.</text:p>
      <text:p text:style-name="P1"/>
      <text:p text:style-name="P1">A journal is where you tell yourself things you already know so you'll remember to be mad at people after you stop being mad at them.</text:p>
      <text:p text:style-name="P1"/>
      <text:p text:style-name="P2">I'm going to open a business that sells fake fake snow to film studios who are making movies about making movies in the winter, in the summer. Because fake snow doesn't look like fake snow on camera. It looks like snow.</text:p>
      <text:p text:style-name="P1">Sometimes how you eat is more important than what you eat. If you eat a burrito the way you eat corn you will have a messy burrito.</text:p>
      <text:p text:style-name="P1"/>
      <text:p text:style-name="P1">My brother has hearing aids, because he listened to things without wearing a condom.</text:p>
      <text:p text:style-name="P1"/>
      <text:p text:style-name="P1">I want to see an elephant with elephantiasis. It would be so fucking big! Look at that foot! It's the size of an elephant!</text:p>
      <text:p text:style-name="P1"/>
      <text:p text:style-name="P1"><text:soft-page-break/>Super bowl Sunday is a time when all the dumbest people assemble to watch the same commercials and shit at the same time causing havoc for urban sewage systems.</text:p>
      <text:p text:style-name="P1"/>
      <text:p text:style-name="P1">I'm sick of nickels. I'm going to start using Fuzzy Peaches as currency... It's the same value. "Whats that you don't accept fuzzy peaches as payment? Fine... Sour Cherry Blasters it is."</text:p>
      <text:p text:style-name="P1"/>
      <text:p text:style-name="P1">If I ever come upon a shipwreck my first instinct would be to separate the flotsam from the jetsam.</text:p>
      <text:p text:style-name="P1"/>
      <text:p text:style-name="P1">If I give you a compliment, don't take it as an insult. If I hand you a knife and you take it as a spoon you're going to get cut.</text:p>
      <text:p text:style-name="P1"/>
      <text:p text:style-name="P1">When I get old, I'm going to buy a small lot of land. <text:s/>I'm going to take my lot and put up a few slides, a monkey bar set, a sandbox, and a swing set... And whenever I see a kid playing on my swing set, I'm gonna call the fucking police. Get off my private property you little shit! You goddamn little bastard! I'm going to sue you for trespassing. Didn't you see the sign behind the bush? <text:s/>Put the little delinquent in jail. I'm not too young to be bitter.</text:p>
      <text:p text:style-name="P1"/>
      <text:p text:style-name="P1">If Jesus really wanted to impress me he would have done a 360 Nollie for my sins.</text:p>
      <text:p text:style-name="P1"/>
      <text:p text:style-name="P1">Whenever I hear Quantum Mechanics I think of a guy named Lou fixing a microscopic truck.</text:p>
      <text:p text:style-name="P1"/>
      <text:p text:style-name="P1">When I was younger I gave my grandmother Christmas ornaments for Christmas. <text:s/>But now that I really think about it, I probably shouldn't have. <text:s/>I mean it is already fucking Christmas. <text:s/>She won't even be able give the shitty angel a real try for a whole fucking year, and when that day comes she just gets a new damn ornament and the cycle starts all over again. <text:s/>What was I thinking? Children are stupid. Don't forget that.</text:p>
      <text:p text:style-name="P1"/>
      <text:p text:style-name="P1">Cigarette lighters are purposely engineered to get hot and burn your hands. The company that makes Aloe Vera makes them like that. <text:s/></text:p>
      <text:p text:style-name="P1"><text:soft-page-break/></text:p>
      <text:p text:style-name="P1">I made a cult so I could put good leadership skills on my resume. My references will die for my job security.</text:p>
      <text:p text:style-name="P1"/>
      <text:p text:style-name="P1">Recycling: Going for a bike ride, and then doing it again.</text:p>
      <text:p text:style-name="P1"/>
      <text:p text:style-name="P1">I've never had a dog lick peanut butter off my testicles but I'll be the first to admit that it's a clever idea.</text:p>
      <text:p text:style-name="P1"/>
      <text:p text:style-name="P1">I don't like new age stuff because they all seem to think technology is a bad thing. But technology gave me my door and I fucking love doors. They do such a good job at keeping the vampires at bay. Technology is the difference between how cavemen carried sharpened rocks in their pouches and i carry Dr. Pepper lip balm in my man purse. <text:s/>Cavemen had way chapped lips. <text:s text:c="2"/>I'm going to start a church called the church of technology. <text:s/>We sacrifice a computer on the AlterNet on Bill Gates' birthday by downloading horse porn off of Lime Wire until the viruses destroy the computer entirely.</text:p>
      <text:p text:style-name="P1"/>
      <text:p text:style-name="P1">Every door is an emergency door if its an <text:s/>emergency.</text:p>
      <text:p text:style-name="P1"/>
      <text:p text:style-name="P1">A diet coke weighs the same as a regular coke, so maybe it's not working.</text:p>
      <text:p text:style-name="P1"/>
      <text:p text:style-name="P1">People have favorite letters. When they know there going to be writing a word with a lot of their favorite letter in it they get excited for a second. Yes! There are so many F's in RIFFRAFF. My favorite letter is lower case L. Because it's just a line. If you fuck up an l, maybe your just not cut out for writing. <text:s/>more: <text:s/>(RATTATATTATORY, RAZZLEDAZZLE)</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5-28T08:47:48.50</meta:creation-date>
    <dc:date>2011-11-17T22:46:07.53</dc:date>
    <dc:creator>Colton Phillips</dc:creator>
    <meta:editing-duration>PT00H43M16S</meta:editing-duration>
    <meta:editing-cycles>4</meta:editing-cycles>
    <meta:generator>OpenOffice.org/3.1$Win32 OpenOffice.org_project/310m19$Build-9420</meta:generator>
    <meta:document-statistic meta:table-count="0" meta:image-count="0" meta:object-count="0" meta:page-count="3" meta:paragraph-count="25" meta:word-count="909" meta:character-count="4794"/>
    <meta:user-defined meta:name="Info 1"/>
    <meta:user-defined meta:name="Info 2"/>
    <meta:user-defined meta:name="Info 3"/>
    <meta:user-defined meta:name="Info 4"/>
  </office:meta>
</office:document-meta>
</file>